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1.584cm" fo:min-width="1.334cm"/>
    </style:style>
    <style:style style:name="gr3" style:family="graphic" style:parent-style-name="standard">
      <style:graphic-properties draw:fill-color="#ef413d" draw:textarea-horizontal-align="justify" draw:textarea-vertical-align="middle" draw:auto-grow-height="false" fo:min-height="2.082cm" fo:min-width="3.21cm"/>
    </style:style>
    <style:style style:name="gr4" style:family="graphic" style:parent-style-name="standard">
      <style:graphic-properties draw:fill-color="#f04e4d" draw:textarea-horizontal-align="justify" draw:textarea-vertical-align="middle" draw:auto-grow-height="false" fo:min-height="2.96cm" fo:min-width="2.71cm"/>
    </style:style>
    <style:style style:name="gr5" style:family="graphic" style:parent-style-name="standard">
      <style:graphic-properties draw:fill-color="#ef413d" draw:textarea-horizontal-align="justify" draw:textarea-vertical-align="middle" draw:auto-grow-height="false" fo:min-height="2.96cm" fo:min-width="2.7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06cm" svg:stroke-color="#f04e4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ed1c2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ef413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-color="#ef413d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905cm" svg:height="1.27cm" svg:x="11.41cm" svg:y="3.718cm">
          <text:p text:style-name="P1">Viol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905cm" svg:height="1.27cm" svg:x="1.809cm" svg:y="7.179cm">
          <text:p text:style-name="P1">Messiaen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834cm" svg:height="1.834cm" svg:x="9.636cm" svg:y="10.684cm">
          <text:p text:style-name="P1">Trompette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71cm" svg:height="2.332cm" svg:x="22.134cm" svg:y="1.474cm">
          <text:p text:style-name="P1">Flutes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71cm" svg:height="2.332cm" svg:x="27.818cm" svg:y="2.103cm">
          <text:p text:style-name="P1">Haubois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3.21cm" svg:height="3.21cm" svg:x="12.331cm" svg:y="16.093cm">
          <text:p text:style-name="P1">Cor</text:p>
          <draw:enhanced-geometry svg:viewBox="0 0 21600 21600" draw:type="rectangle" draw:enhanced-path="M 0 0 L 21600 0 21600 21600 0 21600 0 0 Z N"/>
        </draw:custom-shape>
        <draw:custom-shape draw:style-name="gr5" draw:text-style-name="P3" xml:id="id12" draw:id="id12" draw:layer="layout" svg:width="3.21cm" svg:height="3.21cm" svg:x="17.688cm" svg:y="16.137cm">
          <text:p text:style-name="P1">Trombone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.71cm" svg:height="2.332cm" svg:x="27.109cm" svg:y="10.755cm">
          <text:p text:style-name="P1">Clarinett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0.001cm" svg:y1="25.593cm" svg:x2="35.279cm" svg:y2="25.593cm">
          <text:p/>
        </draw:line>
        <draw:custom-shape draw:style-name="gr1" draw:text-style-name="P1" xml:id="id3" draw:id="id3" draw:layer="layout" svg:width="1.905cm" svg:height="1.27cm" svg:x="7.097cm" svg:y="1.518cm">
          <text:p text:style-name="P1">Alto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905cm" svg:height="1.27cm" svg:x="1.83cm" svg:y="3.6cm">
          <text:p text:style-name="P1">Cello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905cm" svg:height="1.27cm" svg:x="16.365cm" svg:y="2.543cm">
          <text:p text:style-name="P1">Bass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" draw:id="id13" draw:layer="layout" svg:width="3.71cm" svg:height="2.332cm" svg:x="17.533cm" svg:y="8.307cm">
          <text:p text:style-name="P1">Piano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905cm" svg:height="1.27cm" svg:x="7.047cm" svg:y="6.113cm">
          <text:p text:style-name="P1">CteBass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3.315cm" svg:y1="4.353cm" svg:x2="9.636cm" svg:y2="11.601cm" draw:start-shape="id1" draw:start-glue-point="1" draw:end-shape="id2" draw:end-glue-point="3" svg:d="M13315 4353c844 0 564 3483-2059 3483-2622 0-3124 3765-1620 3765" svg:viewBox="0 0 4945 7249">
          <text:p text:style-name="P1">6</text:p>
        </draw:connector>
        <draw:connector draw:style-name="gr8" draw:text-style-name="P4" draw:layer="layout" draw:type="curve" svg:x1="9.002cm" svg:y1="2.153cm" svg:x2="11.41cm" svg:y2="4.353cm" draw:start-shape="id3" draw:start-glue-point="1" draw:end-shape="id1" draw:end-glue-point="3" svg:d="M9002 2153c1749 0 545 2200 2408 2200" svg:viewBox="0 0 2409 2201">
          <text:p/>
        </draw:connector>
        <draw:connector draw:style-name="gr8" draw:text-style-name="P4" draw:layer="layout" draw:type="curve" svg:x1="8.952cm" svg:y1="6.748cm" svg:x2="11.41cm" svg:y2="4.353cm" draw:start-shape="id4" draw:start-glue-point="1" draw:end-shape="id1" draw:end-glue-point="3" svg:d="M8952 6748c2116 0 888-2395 2458-2395" svg:viewBox="0 0 2459 2396">
          <text:p/>
        </draw:connector>
        <draw:connector draw:style-name="gr8" draw:text-style-name="P4" draw:layer="layout" draw:type="curve" svg:x1="1.809cm" svg:y1="7.814cm" svg:x2="1.83cm" svg:y2="4.235cm" draw:start-shape="id5" draw:end-shape="id6" draw:end-glue-point="3" svg:d="M1809 7814c-1386 0-1396-3579 21-3579" svg:viewBox="0 0 1063 3580">
          <text:p/>
        </draw:connector>
        <draw:connector draw:style-name="gr9" draw:text-style-name="P4" draw:layer="layout" draw:type="curve" svg:x1="3.735cm" svg:y1="4.235cm" svg:x2="7.097cm" svg:y2="2.153cm" draw:start-shape="id6" draw:start-glue-point="1" draw:end-shape="id3" draw:end-glue-point="3" svg:d="M3735 4235c2520 0 839-2082 3362-2082" svg:viewBox="0 0 3363 2083">
          <text:p text:style-name="P1">1</text:p>
        </draw:connector>
        <draw:connector draw:style-name="gr9" draw:text-style-name="P4" draw:layer="layout" draw:type="curve" svg:x1="3.735cm" svg:y1="4.235cm" svg:x2="7.047cm" svg:y2="6.748cm" draw:start-shape="id6" draw:start-glue-point="1" draw:end-shape="id4" draw:end-glue-point="3" svg:d="M3735 4235c2152 0 497 2513 3312 2513" svg:viewBox="0 0 3313 2514">
          <text:p text:style-name="P1">2</text:p>
        </draw:connector>
        <draw:connector draw:style-name="gr10" draw:text-style-name="P4" draw:layer="layout" draw:type="curve" svg:x1="13.315cm" svg:y1="4.353cm" svg:x2="16.365cm" svg:y2="3.178cm" draw:start-shape="id1" draw:start-glue-point="1" draw:end-shape="id7" draw:end-glue-point="3" svg:d="M13315 4353c2176 0 652-1175 3050-1175" svg:viewBox="0 0 3051 1176">
          <text:p text:style-name="P1">7</text:p>
        </draw:connector>
        <draw:connector draw:style-name="gr11" draw:text-style-name="P4" draw:layer="layout" draw:type="curve" svg:x1="18.27cm" svg:y1="3.178cm" svg:x2="22.134cm" svg:y2="2.64cm" draw:start-shape="id7" draw:start-glue-point="1" draw:end-shape="id8" draw:end-glue-point="3" svg:d="M18270 3178c3081 0 1149-538 3864-538" svg:viewBox="0 0 3865 539">
          <text:p text:style-name="P1">11</text:p>
        </draw:connector>
        <draw:connector draw:style-name="gr11" draw:text-style-name="P4" draw:layer="layout" draw:type="curve" svg:x1="25.844cm" svg:y1="2.64cm" svg:x2="27.818cm" svg:y2="3.269cm" draw:start-shape="id8" draw:start-glue-point="1" draw:end-shape="id9" svg:d="M25844 2640c1480 0 494 629 1974 629" svg:viewBox="0 0 1975 630">
          <text:p text:style-name="P1">15</text:p>
        </draw:connector>
        <draw:connector draw:style-name="gr11" draw:text-style-name="P4" draw:layer="layout" draw:type="curve" svg:x1="25.844cm" svg:y1="2.64cm" svg:x2="27.109cm" svg:y2="11.921cm" draw:start-shape="id8" draw:start-glue-point="1" draw:end-shape="id10" draw:end-glue-point="3" svg:d="M25844 2640c949 0 317 9281 1265 9281" svg:viewBox="0 0 1266 9282">
          <text:p text:style-name="P1">14</text:p>
        </draw:connector>
        <draw:connector draw:style-name="gr8" draw:text-style-name="P4" draw:layer="layout" draw:type="curve" svg:x1="11.47cm" svg:y1="11.601cm" svg:x2="12.331cm" svg:y2="17.698cm" draw:start-shape="id2" draw:start-glue-point="1" draw:end-shape="id11" draw:end-glue-point="3" svg:d="M11470 11601c1485 0 990 2705 675 2705s-565 3392 186 3392" svg:viewBox="0 0 1015 6098">
          <text:p/>
        </draw:connector>
        <draw:connector draw:style-name="gr12" draw:text-style-name="P4" draw:layer="layout" draw:type="curve" svg:x1="15.541cm" svg:y1="17.698cm" svg:x2="17.688cm" svg:y2="17.742cm" draw:start-shape="id11" draw:start-glue-point="1" draw:end-shape="id12" draw:end-glue-point="3" svg:d="M15541 17698c1611 0 538 44 2147 44" svg:viewBox="0 0 2148 45">
          <text:p text:style-name="P1">9</text:p>
        </draw:connector>
        <draw:connector draw:style-name="gr11" draw:text-style-name="P4" draw:layer="layout" draw:type="curve" svg:x1="20.898cm" svg:y1="17.742cm" svg:x2="22.134cm" svg:y2="2.64cm" draw:start-shape="id12" draw:start-glue-point="1" draw:end-shape="id8" draw:end-glue-point="3" svg:d="M20898 17742c927 0 309-15102 1236-15102" svg:viewBox="0 0 1237 15103">
          <text:p text:style-name="P1">12</text:p>
        </draw:connector>
        <draw:connector draw:style-name="gr11" draw:text-style-name="P4" draw:layer="layout" draw:type="curve" svg:x1="18.27cm" svg:y1="3.178cm" svg:x2="17.533cm" svg:y2="9.473cm" draw:start-shape="id7" draw:start-glue-point="1" draw:end-shape="id13" draw:end-glue-point="3" svg:d="M18270 3178c1117 0 746 2882-246 2882-991 0-1242 3413-491 3413" svg:viewBox="0 0 1859 6296">
          <text:p text:style-name="P1">10</text:p>
        </draw:connector>
        <draw:connector draw:style-name="gr13" draw:text-style-name="P4" draw:layer="layout" draw:type="curve" svg:x1="15.541cm" svg:y1="17.698cm" svg:x2="17.533cm" svg:y2="9.473cm" draw:start-shape="id11" draw:start-glue-point="1" draw:end-shape="id13" draw:end-glue-point="3" svg:d="M15541 17698c1494 0 498-8225 1992-8225" svg:viewBox="0 0 1993 8226">
          <text:p text:style-name="P1">8</text:p>
        </draw:connector>
        <draw:custom-shape draw:style-name="gr1" draw:text-style-name="P1" xml:id="id14" draw:id="id14" draw:layer="layout" svg:width="1.905cm" svg:height="1.27cm" svg:x="32.513cm" svg:y="15.11cm">
          <text:p text:style-name="P1">Fin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31.528cm" svg:y1="3.269cm" svg:x2="32.513cm" svg:y2="15.745cm" draw:start-shape="id9" draw:start-glue-point="1" draw:end-shape="id14" draw:end-glue-point="3" svg:d="M31528 3269c751 0 501 6504 492 6504s-260 5972 493 5972" svg:viewBox="0 0 986 12477">
          <text:p/>
        </draw:connector>
        <draw:connector draw:style-name="gr8" draw:text-style-name="P4" draw:layer="layout" draw:type="curve" svg:x1="30.819cm" svg:y1="11.921cm" svg:x2="32.513cm" svg:y2="15.745cm" draw:start-shape="id10" draw:start-glue-point="1" draw:end-shape="id14" draw:end-glue-point="3" svg:d="M30819 11921c1270 0 424 3824 1694 3824" svg:viewBox="0 0 1695 3825">
          <text:p/>
        </draw:connector>
        <draw:connector draw:style-name="gr11" draw:text-style-name="P4" draw:layer="layout" draw:type="curve" svg:x1="20.898cm" svg:y1="17.742cm" svg:x2="32.513cm" svg:y2="15.745cm" draw:start-shape="id12" draw:start-glue-point="1" draw:end-shape="id14" draw:end-glue-point="3" svg:d="M20898 17742c8710 0 2903-1997 11615-1997" svg:viewBox="0 0 11616 1998">
          <text:p text:style-name="P1">13</text:p>
        </draw:connector>
        <draw:connector draw:style-name="gr8" draw:text-style-name="P4" draw:layer="layout" draw:type="curve" svg:x1="21.243cm" svg:y1="9.473cm" svg:x2="23.989cm" svg:y2="3.806cm" draw:start-shape="id13" draw:start-glue-point="1" draw:end-shape="id8" svg:d="M21243 9473c1831 0 2746-1889 2746-5667" svg:viewBox="0 0 2747 5668">
          <text:p/>
        </draw:connector>
        <draw:connector draw:style-name="gr9" draw:text-style-name="P4" draw:layer="layout" draw:type="curve" svg:x1="3.735cm" svg:y1="4.235cm" svg:x2="9.636cm" svg:y2="11.601cm" draw:start-shape="id6" draw:start-glue-point="1" draw:end-shape="id2" svg:d="M3735 4235c4048 0 1098 7366 5901 7366" svg:viewBox="0 0 5902 7367">
          <text:p text:style-name="P1">3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278cm" fo:page-height="21.1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0:49:30.239000000</meta:creation-date>
    <dc:date>2019-08-02T15:07:47</dc:date>
    <meta:editing-duration>PT9H6M27S</meta:editing-duration>
    <meta:editing-cycles>25</meta:editing-cycles>
    <meta:generator>LibreOffice/6.0.6.2$Windows_X86_64 LibreOffice_project/0c292870b25a325b5ed35f6b45599d2ea4458e77</meta:generator>
    <meta:document-statistic meta:object-count="35"/>
  </office:meta>
</office:document-meta>
</file>